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paragraph-rsid="00084e56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0a72f8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rsid="00152325" officeooo:paragraph-rsid="00152325" style:font-size-asian="12pt" style:font-size-complex="12pt"/>
    </style:style>
    <style:style style:name="P4" style:family="paragraph" style:parent-style-name="Standard">
      <style:text-properties style:font-name="Times New Roman" fo:font-size="12pt" officeooo:paragraph-rsid="00167536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1ddb1c" officeooo:paragraph-rsid="001ddb1c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paragraph-rsid="00167536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paragraph-rsid="00108b31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rsid="0021e941" officeooo:paragraph-rsid="0021e941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rsid="0024eec4" officeooo:paragraph-rsid="0024eec4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rsid="0027204a" officeooo:paragraph-rsid="0027204a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rsid="002ccb33" officeooo:paragraph-rsid="002ccb33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officeooo:rsid="002ec24b" officeooo:paragraph-rsid="0030081d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officeooo:rsid="004759c9" officeooo:paragraph-rsid="004759c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officeooo:rsid="00495214" officeooo:paragraph-rsid="00495214" style:font-size-asian="12pt" style:font-size-complex="12pt"/>
    </style:style>
    <style:style style:name="P15" style:family="paragraph" style:parent-style-name="Standard">
      <style:text-properties style:font-name="Times New Roman" fo:font-size="12pt" officeooo:rsid="004b3506" officeooo:paragraph-rsid="004b68c4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2cf04" officeooo:paragraph-rsid="0012cf0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style="italic" officeooo:rsid="0015b135" officeooo:paragraph-rsid="0015b135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style="italic" officeooo:rsid="00352464" officeooo:paragraph-rsid="00352464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font-style="italic" officeooo:rsid="00386b77" officeooo:paragraph-rsid="00386b77" style:font-size-asian="12pt" style:font-style-asian="italic" style:font-size-complex="12pt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84e56" style:font-size-asian="16pt" style:font-weight-asian="bold" style:font-size-complex="16pt" style:font-weight-complex="bold"/>
    </style:style>
    <style:style style:name="P21" style:family="paragraph" style:parent-style-name="Standard">
      <style:text-properties style:font-name="Times New Roman" fo:font-size="14pt" fo:font-weight="bold" officeooo:rsid="000a4dbc" officeooo:paragraph-rsid="000a4dbc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4eec4" officeooo:paragraph-rsid="0024eec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3pt" officeooo:rsid="002ba0ca" officeooo:paragraph-rsid="00350400" style:font-size-asian="13pt" style:font-size-complex="13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3pt" fo:font-weight="bold" officeooo:rsid="002ba0ca" officeooo:paragraph-rsid="002ba0ca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3pt" fo:font-weight="bold" officeooo:rsid="002ba0ca" officeooo:paragraph-rsid="002eb39d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officeooo:rsid="000e42f0" officeooo:paragraph-rsid="000e42f0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officeooo:paragraph-rsid="005030f0"/>
    </style:style>
    <style:style style:name="P28" style:family="paragraph" style:parent-style-name="Preformatted_20_Text">
      <style:paragraph-properties fo:text-align="start" style:justify-single-word="false"/>
      <style:text-properties style:font-name="Times New Roman" fo:font-size="12pt" officeooo:paragraph-rsid="003b8a90" style:font-size-asian="12pt" style:font-size-complex="12pt"/>
    </style:style>
    <style:style style:name="P29" style:family="paragraph" style:parent-style-name="Preformatted_20_Text">
      <style:paragraph-properties fo:text-align="start" style:justify-single-word="false"/>
      <style:text-properties style:font-name="Times New Roman" fo:font-size="12pt" officeooo:rsid="005ce2fc" officeooo:paragraph-rsid="005ce2fc" style:font-size-asian="12pt" style:font-size-complex="12pt"/>
    </style:style>
    <style:style style:name="P30" style:family="paragraph" style:parent-style-name="Preformatted_20_Text">
      <style:paragraph-properties fo:text-align="start" style:justify-single-word="false"/>
      <style:text-properties officeooo:paragraph-rsid="003cc7cb"/>
    </style:style>
    <style:style style:name="P31" style:family="paragraph" style:parent-style-name="Preformatted_20_Text">
      <style:paragraph-properties fo:text-align="start" style:justify-single-word="false"/>
      <style:text-properties officeooo:paragraph-rsid="0043f704"/>
    </style:style>
    <style:style style:name="P32" style:family="paragraph" style:parent-style-name="Standard">
      <style:text-properties style:font-name="Times New Roman" fo:font-size="12pt" officeooo:rsid="0023a743" officeooo:paragraph-rsid="0050fcbc" style:font-size-asian="12pt" style:font-size-complex="12pt"/>
    </style:style>
    <style:style style:name="T1" style:family="text">
      <style:text-properties officeooo:rsid="000794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50400" style:font-weight-asian="bold" style:font-weight-complex="bold"/>
    </style:style>
    <style:style style:name="T4" style:family="text">
      <style:text-properties fo:font-weight="bold" officeooo:rsid="0055e57e" style:font-weight-asian="bold" style:font-weight-complex="bold"/>
    </style:style>
    <style:style style:name="T5" style:family="text">
      <style:text-properties officeooo:rsid="000cbe2b"/>
    </style:style>
    <style:style style:name="T6" style:family="text">
      <style:text-properties officeooo:rsid="00108b31"/>
    </style:style>
    <style:style style:name="T7" style:family="text">
      <style:text-properties officeooo:rsid="0015df3e"/>
    </style:style>
    <style:style style:name="T8" style:family="text">
      <style:text-properties officeooo:rsid="001fd5e3"/>
    </style:style>
    <style:style style:name="T9" style:family="text">
      <style:text-properties officeooo:rsid="00268683"/>
    </style:style>
    <style:style style:name="T10" style:family="text">
      <style:text-properties officeooo:rsid="0028930b"/>
    </style:style>
    <style:style style:name="T11" style:family="text">
      <style:text-properties officeooo:rsid="0028d198"/>
    </style:style>
    <style:style style:name="T12" style:family="text">
      <style:text-properties officeooo:rsid="002de04e"/>
    </style:style>
    <style:style style:name="T13" style:family="text">
      <style:text-properties officeooo:rsid="002eb39d"/>
    </style:style>
    <style:style style:name="T14" style:family="text">
      <style:text-properties officeooo:rsid="0030081d"/>
    </style:style>
    <style:style style:name="T15" style:family="text">
      <style:text-properties officeooo:rsid="00308ad3"/>
    </style:style>
    <style:style style:name="T16" style:family="text">
      <style:text-properties officeooo:rsid="00325afa"/>
    </style:style>
    <style:style style:name="T17" style:family="text">
      <style:text-properties officeooo:rsid="0033924a"/>
    </style:style>
    <style:style style:name="T18" style:family="text">
      <style:text-properties style:font-name="Times New Roman" fo:font-size="12pt" officeooo:rsid="004e182b" style:font-size-asian="12pt" style:font-size-complex="12pt"/>
    </style:style>
    <style:style style:name="T19" style:family="text">
      <style:text-properties style:font-name="Times New Roman" fo:font-size="12pt" officeooo:rsid="005d952a" style:font-size-asian="12pt" style:font-size-complex="12pt"/>
    </style:style>
    <style:style style:name="T20" style:family="text">
      <style:text-properties style:font-name="Times New Roman" fo:font-size="12pt" fo:font-style="italic" officeooo:rsid="003cc7cb" style:font-size-asian="12pt" style:font-style-asian="italic" style:font-size-complex="12pt" style:font-style-complex="italic"/>
    </style:style>
    <style:style style:name="T21" style:family="text">
      <style:text-properties style:font-name="Times New Roman" fo:font-size="12pt" fo:font-style="italic" officeooo:rsid="0043f704" style:font-size-asian="12pt" style:font-style-asian="italic" style:font-size-complex="12pt" style:font-style-complex="italic"/>
    </style:style>
    <style:style style:name="T22" style:family="text">
      <style:text-properties style:font-name="Times New Roman" fo:font-size="12pt" fo:font-style="italic" officeooo:rsid="004642e1" style:font-size-asian="12pt" style:font-style-asian="italic" style:font-size-complex="12pt" style:font-style-complex="italic"/>
    </style:style>
    <style:style style:name="T23" style:family="text">
      <style:text-properties style:font-name="Times New Roman" fo:font-size="12pt" fo:font-style="normal" officeooo:rsid="003cc7cb" style:font-size-asian="12pt" style:font-style-asian="normal" style:font-size-complex="12pt" style:font-style-complex="normal"/>
    </style:style>
    <style:style style:name="T24" style:family="text">
      <style:text-properties style:font-name="Times New Roman" fo:font-size="12pt" fo:font-style="normal" officeooo:rsid="005030f0" style:font-size-asian="12pt" style:font-style-asian="normal" style:font-size-complex="12pt" style:font-style-complex="normal"/>
    </style:style>
    <style:style style:name="T25" style:family="text">
      <style:text-properties officeooo:rsid="003701e2"/>
    </style:style>
    <style:style style:name="T26" style:family="text">
      <style:text-properties officeooo:rsid="004872aa"/>
    </style:style>
    <style:style style:name="T27" style:family="text">
      <style:text-properties officeooo:rsid="004b68c4"/>
    </style:style>
    <style:style style:name="T28" style:family="text">
      <style:text-properties officeooo:rsid="004d75d3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officeooo:rsid="0052e5bb"/>
    </style:style>
    <style:style style:name="T31" style:family="text">
      <style:text-properties officeooo:rsid="005ee8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31">HOW TO: Using a Camera GoPro</text:span>®<text:span text:style-name="T1"> Hero 3+ Silver Edition for Image Processing</text:span></text:p>
      <text:p text:style-name="P16">By Pablo Moreira</text:p>
      <text:p text:style-name="P1"/>
      <text:p text:style-name="P32">This HOW-TO was performed on an Ubuntu 14.04 64 bits machine, using VLC media player version 2.1.4 and ffmpeg version 1.2.6-7.</text:p>
      <text:p text:style-name="P1"/>
      <text:p text:style-name="P21">1 - <text:span text:style-name="T7">GoPro</text:span>'s <text:span text:style-name="T7">Default Configuration</text:span></text:p>
      <text:p text:style-name="P4"/>
      <text:p text:style-name="P6"><text:span text:style-name="T8">Default Wi-Fi password is “</text:span>goprohero”, <text:span text:style-name="T5">and default Wi-Fi name is something like “</text:span>GOPRO-BP-….<text:span text:style-name="T5">”, for me this name was “GOPRO-BP-D89685ADB78e”.</text:span></text:p>
      <text:p text:style-name="P7"><text:span text:style-name="T6">Default camera's IP address is </text:span>10.5.5.9</text:p>
      <text:p text:style-name="P7"/>
      <text:p text:style-name="P22">2 – Steps <text:span text:style-name="T9">for Streaming from your Camera</text:span></text:p>
      <text:p text:style-name="P9"/>
      <text:p text:style-name="P24">Step 1 <text:span text:style-name="T30">(Activating Wi-Fi)</text:span>:</text:p>
      <text:p text:style-name="P11">Put your GoPro <text:span text:style-name="T12">into</text:span> GoPro App mode.</text:p>
      <text:p text:style-name="P11"/>
      <text:p text:style-name="P25">Step <text:span text:style-name="T13">2 (Connecting to your GoPro's Wi-Fi)</text:span>:</text:p>
      <text:p text:style-name="P12">Connect to your GoPro Wi-Fi. <text:span text:style-name="T15">Y</text:span>ou can either use <text:span text:style-name="T14">the graphical environment or terminal mode to connect to it.</text:span></text:p>
      <text:p text:style-name="P12"/>
      <text:p text:style-name="P13">Connecting using the terminal:</text:p>
      <text:p text:style-name="P18"><text:s text:c="4"/>sudo iwconfig wlan0 essid <text:span text:style-name="T5">GOPRO-BP-D89685ADB78e </text:span>key <text:span text:style-name="T25">goprohero</text:span></text:p>
      <text:p text:style-name="P19"><text:s text:c="4"/>sudo dhclient wlan0</text:p>
      <text:p text:style-name="P2"/>
      <text:p text:style-name="P15">* Observation: If you choose to connect using terminal mode, <text:span text:style-name="T27">disable Wi-Fi in graphical mode.</text:span></text:p>
      <text:p text:style-name="P2"/>
      <text:p text:style-name="P23"><text:span text:style-name="T2">Step </text:span><text:span text:style-name="T3">3 </text:span><text:span text:style-name="T4">(Streaming and saving it to a file)</text:span><text:span text:style-name="T2">:</text:span></text:p>
      <text:p text:style-name="P5">The following <text:span text:style-name="T26">URL</text:span> is what you need for streaming from your GoPro.</text:p>
      <text:p text:style-name="P3"><text:s text:c="4"/><text:span text:style-name="T29">http://10.5.5.9:8080/live/amba.m3u8</text:span></text:p>
      <text:p text:style-name="P3"/>
      <text:p text:style-name="P8">Type in your terminal the following <text:span text:style-name="T11">command and then press [ENTER]:</text:span></text:p>
      <text:p text:style-name="P17"><text:s text:c="4"/>vlc http://10.5.5.9:8080/live/amba.m3u8 -L</text:p>
      <text:p text:style-name="P14"/>
      <text:p text:style-name="P14">The -L flag means “loop all”, and it will <text:span text:style-name="T28">stream your video in VLC with no stops.</text:span></text:p>
      <text:p text:style-name="P10">You will <text:span text:style-name="T16">perceive</text:span> a huge delay due to the protocol used to transmit the video, by default a GoPro camera uses <text:span text:style-name="T10">HTTP</text:span> <text:span text:style-name="T17">f</text:span>o<text:span text:style-name="T17">r</text:span> <text:span text:style-name="T17">streaming, we are studying a way to use a protocol based on UDP for streaming such as RTSP.</text:span> </text:p>
      <text:p text:style-name="P10"/>
      <text:p text:style-name="P27"><text:span text:style-name="T18">You can save the streaming to a file, e.g.: mp4 </text:span><text:span text:style-name="T19">file</text:span><text:span text:style-name="T18">. The command below saves <text:s/>the streaming from <text:s/></text:span><text:span text:style-name="Source_20_Text"><text:span text:style-name="T20">http://10.5.5.9:8080/live/amba.m3u8</text:span></text:span><text:span text:style-name="Source_20_Text"><text:span text:style-name="T23"> </text:span></text:span><text:span text:style-name="Source_20_Text"><text:span text:style-name="T24">to </text:span></text:span><text:span text:style-name="Source_20_Text"><text:span text:style-name="T20">test.mp4.</text:span></text:span></text:p>
      <text:p text:style-name="P30"><text:span text:style-name="Source_20_Text"><text:span text:style-name="T20"><text:s text:c="4"/>ffmpeg -i "http://10.5.5.9:8080/live/amba.m3u8" -an -vcodec libx264 -s 400x300 -strict experimental -b:v 300k -b:a 4k -f flv "test.mp4"</text:span></text:span></text:p>
      <text:p text:style-name="P28"/>
      <text:p text:style-name="P29">If by any chance you need to split your video into frames, the commando below will help you to do that.</text:p>
      <text:p text:style-name="P31"><text:span text:style-name="Source_20_Text"><text:span text:style-name="T21"><text:s text:c="4"/>ffmpeg -i test.mp4 -r 1 -s </text:span></text:span><text:span text:style-name="Source_20_Text"><text:span text:style-name="T22">4</text:span></text:span><text:span text:style-name="Source_20_Text"><text:span text:style-name="T21">00x</text:span></text:span><text:span text:style-name="Source_20_Text"><text:span text:style-name="T22">3</text:span></text:span><text:span text:style-name="Source_20_Text"><text:span text:style-name="T21">00 -f image2 test%03d.jpeg</text:span>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08:03:11.654936850</meta:creation-date>
    <dc:date>2014-10-30T14:10:30.442329473</dc:date>
    <meta:editing-duration>PT3H28M26S</meta:editing-duration>
    <meta:editing-cycles>89</meta:editing-cycles>
    <meta:generator>LibreOffice/4.2.6.3$Linux_X86_64 LibreOffice_project/420m0$Build-3</meta:generator>
    <meta:document-statistic meta:table-count="0" meta:image-count="0" meta:object-count="0" meta:page-count="1" meta:paragraph-count="26" meta:word-count="303" meta:character-count="1892" meta:non-whitespace-character-count="1587"/>
  </office:meta>
</office:document-meta>
</file>